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0800000008DD0ADA29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bitmap" draw:fill-color="#ffffff" draw:fill-image-name="Empty" draw:auto-grow-height="true" draw:auto-grow-width="false" fo:max-height="0cm" fo:min-height="3.149cm" fo:padding-top="0cm" fo:padding-bottom="0cm" fo:padding-left="0cm" fo:padding-right="0cm" draw:shadow-offset-x="0.203cm" draw:shadow-offset-y="0.20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style:font-name="Ubuntu Mono" fo:font-size="18pt" style:font-size-asian="18pt" style:font-size-complex="18pt"/>
    </style:style>
    <style:style style:name="P2" style:family="paragraph">
      <style:text-properties fo:font-size="20pt"/>
    </style:style>
    <style:style style:name="P3" style:family="paragraph">
      <style:text-properties style:font-name="Ubuntu Mono" fo:font-size="14pt" style:font-size-asian="14pt" style:font-size-complex="14pt"/>
    </style:style>
    <style:style style:name="T1" style:family="text">
      <style:text-properties style:font-name="Ubuntu Mono" fo:font-size="18pt" style:font-size-asian="18pt" style:font-size-complex="18pt"/>
    </style:style>
    <style:style style:name="T2" style:family="text">
      <style:text-properties fo:color="#808080" style:font-name="Ubuntu Mono" fo:font-size="18pt" style:font-size-asian="18pt" style:font-size-complex="18pt"/>
    </style:style>
    <style:style style:name="T3" style:family="text">
      <style:text-properties style:font-name="Ubuntu Mono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1. Lexing &amp; Parsing</text:p>
          </draw:text-box>
        </draw:frame>
        <draw:frame presentation:style-name="pr2" draw:layer="layout" svg:width="25.199cm" svg:height="12.179cm" svg:x="1.4cm" svg:y="4.914cm" presentation:class="subtitle">
          <draw:text-box>
            <text:p>Kelley van Evert</text:p>
            <text:p>s4046854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Language = Haskel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evious choice was Ocaml</text:p>
              </text:list-item>
              <text:list-item>
                <text:p>“Haskell has too much sugar”, but in the end it convinced me anyway</text:p>
                <text:list>
                  <text:list-item>
                    <text:p>e.g.</text:p>
                    <text:list>
                      <text:list-item>
                        <text:p>type classes</text:p>
                      </text:list-item>
                      <text:list-item>
                        <text:p>using data constructors as ordinary function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" draw:layer="layout" svg:width="26.416cm" svg:height="5.113cm" svg:x="1.016cm" svg:y="14.199cm">
          <draw:text-box>
            <text:p text:style-name="P1"><text:span text:style-name="T1">data Parser s a = Parser (s -&gt; [(a, s)])</text:span><text:span text:style-name="T1"><text:line-break/></text:span><text:span text:style-name="T1"><text:line-break/></text:span><text:span text:style-name="T1">instance Monad (Parser s) where</text:span><text:span text:style-name="T1"><text:line-break/></text:span><text:span text:style-name="T1"> <text:s/>return a <text:s/>= Parser $ \cs -&gt; [(a, cs)]</text:span><text:span text:style-name="T1"><text:line-break/></text:span><text:span text:style-name="T1"> <text:s/>p &gt;&gt;= f <text:s text:c="2"/>= Parser $ \cs -&gt; concat [parse (f a) cs' | (a, cs') &lt;- parse p cs]</text:span><text:span text:style-name="T1"><text:line-break/></text:span><text:span text:style-name="T1"> <text:s/>fail _ <text:s text:c="3"/>= Parser $ \cs -&gt; []</text:span></text:p>
            <text:p text:style-name="P1"><text:span text:style-name="T1"/></text:p>
            <text:p text:style-name="P1"><text:span text:style-name="T1">tuple = [ Tuple e1 e2 | “(“ ← next, e1 ← expr, “,” ← next, e2 ← expr, “)” ← next 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thod = Parser Combinat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rom scratch (I wanted to learn)</text:p>
                <text:list>
                  <text:list-item>
                    <text:p>±150 lines each (including all the signatures &amp; fluff):</text:p>
                    <text:list>
                      <text:list-item>
                        <text:p>Generic combinator library</text:p>
                      </text:list-item>
                      <text:list-item>
                        <text:p>Lexer</text:p>
                      </text:list-item>
                      <text:list-item>
                        <text:p>Expression parsing</text:p>
                      </text:list-item>
                      <text:list-item>
                        <text:p>Program parsing</text:p>
                      </text:list-item>
                    </text:list>
                  </text:list-item>
                </text:list>
              </text:list-item>
              <text:list-item>
                <text:p>Pipelined:</text:p>
                <text:list>
                  <text:list-item>
                    <text:p>Lexer : String → [Token]</text:p>
                  </text:list-item>
                  <text:list-item>
                    <text:p>Parser : [Token] → Program</text:p>
                  </text:list-item>
                  <text:list-item>
                    <text:p>(Separated)<text:line-break/>ExpressionParser : [Token] → Exp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ethod = Parser Combinat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utton, Graham, and Erik Meijer. "Monadic parser combinators." (1996).</text:p>
                <text:p/>
              </text:list-item>
              <text:list-item>
                <text:p>Ridge, Tom. "Simple, functional, sound and complete parsing for all context-free grammars." (2011).</text:p>
                <text:list>
                  <text:list-item>
                    <text:p>“Don't transform the grammar, change the combinators!”</text:p>
                  </text:list-item>
                  <text:list-item>
                    <text:p>Though I didn't use this in the e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pression Pars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nielsson, Nils Anders, and Ulf Norell. "Parsing mixfix operators." (2011).</text:p>
                <text:list>
                  <text:list-item>
                    <text:p>Mixfix operators with DAG as precedence relation</text:p>
                  </text:list-item>
                  <text:list-item>
                    <text:p>Works unambiguously given some basic assumptions</text:p>
                  </text:list-item>
                </text:list>
                <text:p/>
              </text:list-item>
              <text:list-item>
                <text:p>=&gt; Transformed expression grammar, implemented with combinators</text:p>
                <text:list>
                  <text:list-item>
                    <text:p>Not fully abstracted (didn't get to it, and not really necessary anywa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3.33cm" svg:height="18.13cm" svg:x="2.771cm" svg:y="1.64cm" presentation:class="outline" presentation:user-transformed="true">
          <draw:text-box>
            <text:p><text:span text:style-name="T1">Expr <text:s text:c="2"/>::= Cons | Or | And | Not | Eq | Comp | Add | Mul | Neg | Closed</text:span></text:p>
            <text:p><text:span text:style-name="T1">Cons <text:s text:c="2"/>::= (Cons↑ “:”)+ Cons↑</text:span><text:span text:style-name="T1"><text:line-break/></text:span><text:span text:style-name="T2">Cons↑ <text:s/>::= <text:s text:c="6"/>Or | And | Not | Eq | Comp | <text:s text:c="18"/>Closed</text:span></text:p>
            <text:p><text:span text:style-name="T1">Or <text:s text:c="4"/>::= (Or↑ “||”)+ Or↑</text:span><text:span text:style-name="T1"><text:line-break/></text:span><text:span text:style-name="T2">Or↑ <text:s text:c="3"/>::= <text:s text:c="11"/>And | Not | Eq | Comp | <text:s text:c="18"/></text:span><text:span text:style-name="T2">Closed</text:span></text:p>
            <text:p><text:span text:style-name="T1">And <text:s text:c="3"/>::= (And↑ “&amp;&amp;”)+ And↑</text:span><text:span text:style-name="T1"><text:line-break/></text:span><text:span text:style-name="T2">And↑ <text:s text:c="2"/>::= <text:s text:c="17"/>Not | Eq | Comp | <text:s text:c="18"/></text:span><text:span text:style-name="T2">Closed</text:span></text:p>
            <text:p><text:span text:style-name="T1">Not <text:s text:c="3"/>::= “!”+ Not↑</text:span><text:span text:style-name="T1"><text:line-break/></text:span><text:span text:style-name="T2">Not↑ <text:s text:c="2"/>::= <text:s text:c="23"/>Eq | Comp | <text:s text:c="18"/>Closed</text:span></text:p>
            <text:p><text:span text:style-name="T1">Eq <text:s text:c="4"/>::= (Eq↑ (“==” | “!=”))+ Eq↑</text:span><text:span text:style-name="T1"><text:line-break/></text:span><text:span text:style-name="T2">Eq↑ <text:s text:c="3"/>::= <text:s text:c="28"/>Comp | Add | Mul | Neg | Closed</text:span></text:p>
            <text:p><text:span text:style-name="T1">Comp <text:s text:c="2"/>::= (Comp↑ (“&lt;” | “&lt;=” | “&gt;” | “&gt;=”))+ Comp↑</text:span><text:span text:style-name="T1"><text:line-break/></text:span><text:span text:style-name="T2">Comp↑ <text:s/>::= <text:s text:c="35"/>Add | Mul | Neg | Closed</text:span></text:p>
            <text:p><text:span text:style-name="T1">Add <text:s text:c="3"/>::= Add↑ ((“+” | “-”) Add↑)+</text:span><text:span text:style-name="T1"><text:line-break/></text:span><text:span text:style-name="T2">Add↑ <text:s text:c="2"/>::= <text:s text:c="41"/>Mul | Neg | Closed</text:span></text:p>
            <text:p><text:span text:style-name="T1">Mul <text:s text:c="3"/>::= Mul↑ ((“+” | “-”) Mul↑)+</text:span><text:span text:style-name="T1"><text:line-break/></text:span><text:span text:style-name="T2">Mul↑ <text:s text:c="2"/>::= <text:s text:c="47"/>Neg | Closed</text:span></text:p>
            <text:p><text:span text:style-name="T1">Neg <text:s text:c="3"/>::= “-”+ Neg↑</text:span><text:span text:style-name="T1"><text:line-break/></text:span><text:span text:style-name="T2">Neg↑ <text:s text:c="2"/>::= <text:s text:c="53"/>Closed</text:span></text:p>
            <text:p><text:span text:style-name="T1">Closed ::= Ident (“.” Field)* | Basic | FunCall | “(“ Expr ”)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3" draw:text-style-name="P3" draw:layer="layout" svg:width="26.416cm" svg:height="19.751cm" svg:x="0.508cm" svg:y="0.762cm">
          <draw:text-box>
            <text:p text:style-name="P3"><text:span text:style-name="T3">parse_comp :: Parser [Token] Expr</text:span></text:p>
            <text:p text:style-name="P3"><text:span text:style-name="T3">parse_comp = chainr1 parse_comp_up (parse_binop ["&lt;", "&gt;", "&lt;=", "&gt;="])</text:span></text:p>
            <text:p text:style-name="P3"><text:span text:style-name="T3"/></text:p>
            <text:p text:style-name="P3"><text:span text:style-name="T3">parse_comp_up :: Parser [Token] Expr</text:span></text:p>
            <text:p text:style-name="P3"><text:span text:style-name="T3">parse_comp_up = first $ list_or [</text:span></text:p>
            <text:p text:style-name="P3"><text:span text:style-name="T3"><text:s text:c="18"/></text:span><text:span text:style-name="T3">parse_add,</text:span></text:p>
            <text:p text:style-name="P3"><text:span text:style-name="T3"><text:s text:c="18"/></text:span><text:span text:style-name="T3">parse_mul,</text:span></text:p>
            <text:p text:style-name="P3"><text:span text:style-name="T3"><text:s text:c="18"/></text:span><text:span text:style-name="T3">parse_neg,</text:span></text:p>
            <text:p text:style-name="P3"><text:span text:style-name="T3"><text:s text:c="18"/></text:span><text:span text:style-name="T3">parse_closed</text:span></text:p>
            <text:p text:style-name="P3"><text:span text:style-name="T3"><text:s text:c="16"/></text:span><text:span text:style-name="T3">]</text:span></text:p>
            <text:p text:style-name="P3"><text:span text:style-name="T3"/></text:p>
            <text:p text:style-name="P3"><text:span text:style-name="T3"/></text:p>
            <text:p text:style-name="P3"><text:span text:style-name="T3">parse_add :: Parser [Token] Expr</text:span></text:p>
            <text:p text:style-name="P3"><text:span text:style-name="T3">parse_add = chainl1 parse_add_up (parse_binop ["+", "-"])</text:span></text:p>
            <text:p text:style-name="P3"><text:span text:style-name="T3"/></text:p>
            <text:p text:style-name="P3"><text:span text:style-name="T3">parse_add_up :: Parser [Token] Expr</text:span></text:p>
            <text:p text:style-name="P3"><text:span text:style-name="T3">parse_add_up = first $ list_or [</text:span></text:p>
            <text:p text:style-name="P3"><text:span text:style-name="T3"><text:s text:c="17"/></text:span><text:span text:style-name="T3">parse_mul,</text:span></text:p>
            <text:p text:style-name="P3"><text:span text:style-name="T3"><text:s text:c="17"/></text:span><text:span text:style-name="T3">parse_neg,</text:span></text:p>
            <text:p text:style-name="P3"><text:span text:style-name="T3"><text:s text:c="17"/></text:span><text:span text:style-name="T3">parse_closed</text:span></text:p>
            <text:p text:style-name="P3"><text:span text:style-name="T3"><text:s text:c="16"/></text:span><text:span text:style-name="T3">]</text:span></text:p>
            <text:p text:style-name="P3"><text:span text:style-name="T3"/></text:p>
            <text:p text:style-name="P3"><text:span text:style-name="T3">parse_mul :: Parser [Token] Expr</text:span></text:p>
            <text:p text:style-name="P3"><text:span text:style-name="T3">parse_mul = chainl1 parse_mul_up (parse_binop ["*", "/", "%"])</text:span></text:p>
            <text:p text:style-name="P3"><text:span text:style-name="T3"/></text:p>
            <text:p text:style-name="P3"><text:span text:style-name="T3">parse_mul_up :: Parser [Token] Expr</text:span></text:p>
            <text:p text:style-name="P3"><text:span text:style-name="T3">parse_mul_up = first $ list_or [</text:span></text:p>
            <text:p text:style-name="P3"><text:span text:style-name="T3"><text:s text:c="17"/></text:span><text:span text:style-name="T3">parse_neg,</text:span></text:p>
            <text:p text:style-name="P3"><text:span text:style-name="T3"><text:s text:c="17"/></text:span><text:span text:style-name="T3">parse_closed</text:span></text:p>
            <text:p text:style-name="P3"><text:span text:style-name="T3"><text:s text:c="16"/></text:span><text:span text:style-name="T3">]</text:span></text:p>
            <text:p text:style-name="P3"><text:span text:style-name="T3"/></text:p>
            <text:p text:style-name="P3"><text:span text:style-name="T3">parse_neg :: Parser [Token] Expr</text:span></text:p>
            <text:p text:style-name="P3"><text:span text:style-name="T3">parse_neg = [ foldr E_UnOp e (map (const "-") ops) | ops &lt;- many1 (element $ T_Op "-"),</text:span></text:p>
            <text:p text:style-name="P3"><text:span text:style-name="T3"><text:s text:c="53"/></text:span><text:span text:style-name="T3">e &lt;- parse_neg_up ]</text:span></text:p>
            <text:p text:style-name="P3"><text:span text:style-name="T3"/></text:p>
            <text:p text:style-name="P3"><text:span text:style-name="T3">parse_neg_up :: Parser [Token] Expr</text:span></text:p>
            <text:p text:style-name="P3"><text:span text:style-name="T3">parse_neg_up = first $ list_or [</text:span></text:p>
            <text:p text:style-name="P3"><text:span text:style-name="T3"><text:s text:c="17"/></text:span><text:span text:style-name="T3">parse_closed</text:span></text:p>
            <text:p text:style-name="P3"><text:span text:style-name="T3"><text:s text:c="16"/></text:span><text:span text:style-name="T3">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mo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(Questions)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Empty" xlink:href="Pictures/100000000000000800000008DD0ADA29.png" xlink:type="simple" xlink:show="embed" xlink:actuate="onLoad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1T12:56:51.261298503</meta:creation-date>
    <meta:generator>LibreOffice/4.1.3.2$Linux_X86_64 LibreOffice_project/410m0$Build-2</meta:generator>
    <dc:date>2014-03-11T13:47:13.710063373</dc:date>
    <meta:editing-duration>PT25M21S</meta:editing-duration>
    <meta:editing-cycles>54</meta:editing-cycles>
    <meta:document-statistic meta:object-count="54"/>
  </office:meta>
</office:document-meta>
</file>